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image/png" manifest:full-path="Pictures/10000201000000D00000003C2DF91A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2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  <style:text-properties fo:font-family="Dustismo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text-properties fo:color="#ff0000" fo:font-family="Dustismo" style:font-pitch="variable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0000" fo:font-size="32pt" style:font-size-asian="32pt" style:font-size-complex="32pt"/>
    </style:style>
    <style:style style:name="P7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10" style:family="paragraph">
      <style:paragraph-properties fo:text-align="end">
        <style:tab-stops>
          <style:tab-stop style:position="0.78cm"/>
        </style:tab-stops>
      </style:paragraph-properties>
    </style:style>
    <style:style style:name="P11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4" style:family="paragraph">
      <style:paragraph-properties fo:text-align="start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</style:style>
    <style:style style:name="P16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7" style:family="paragraph">
      <style:paragraph-properties fo:text-align="end"/>
      <style:text-properties fo:font-weight="bold" style:font-weight-asian="bold" style:font-weight-complex="bold"/>
    </style:style>
    <style:style style:name="P18" style:family="paragraph">
      <style:paragraph-properties fo:text-align="end"/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family="Dustismo" style:font-pitch="variable" fo:text-shadow="1pt 1pt" fo:font-weight="bold" style:font-weight-asian="bold" style:font-weight-complex="bold"/>
    </style:style>
    <style:style style:name="T5" style:family="text">
      <style:text-properties fo:color="#ff0000"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family="Dustismo" style:font-pitch="variable" fo:font-size="24pt" style:font-size-asian="24pt" style:font-size-complex="24pt"/>
    </style:style>
    <style:style style:name="T8" style:family="text">
      <style:text-properties fo:font-family="Dustismo" style:font-pitch="variable" fo:font-size="24pt" style:font-size-asian="24pt" style:font-size-complex="2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Nimbus Sans L'" style:font-family-generic="swiss" style:font-pitch="variable" fo:font-size="20pt" style:font-size-asian="20pt" style:font-size-complex="20pt"/>
    </style:style>
    <style:style style:name="T11" style:family="text">
      <style:text-properties fo:font-family="Dustismo" style:font-pitch="variable" fo:font-size="20pt" style:font-size-asian="20pt" style:font-size-complex="2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family="Dustismo" style:font-pitch="variable"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7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72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</text:span><text:span text:style-name="T3">dist-upgrade</text:span><text:span text:style-name="T2">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draw:frame draw:style-name="gr3" draw:text-style-name="P4" draw:layer="layout" svg:width="27cm" svg:height="3.122cm" svg:x="0.5cm" svg:y="3cm">
          <draw:text-box>
            <text:p text:style-name="P4"><text:span text:style-name="T4">ttf-dustismo muss für Editierungen (sidux-font) installiert sein!!! (delete-me after finalisation!), sidux-ev in Arial, Fett</text:span></text:p>
            <text:p text:style-name="P4"><text:span text:style-name="T4">Mit dustismo +4 pt bei Schriftgrösse, sidux im Header fett</text:span></text:p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6" draw:layer="layout" svg:width="19cm" svg:height="1.572cm" svg:x="7.5cm" svg:y="0.3cm">
          <draw:text-box>
            <text:p text:style-name="P5"><text:span text:style-name="T5">Besonderheiten von </text:span><text:span text:style-name="T1">sidux</text:span><text:span text:style-name="T5">:</text:span></text:p>
          </draw:text-box>
        </draw:frame>
        <draw:frame draw:style-name="gr5" draw:text-style-name="P7" draw:layer="layout" svg:width="25.22cm" svg:height="16cm" svg:x="1.4cm" svg:y="2.5cm">
          <draw:text-box>
            <text:list text:style-name="L2">
              <text:list-item>
                <text:p text:style-name="P3"><text:span text:style-name="T6"><text:tab/></text:span><text:span text:style-name="T2">eigenes Repository für </text:span><text:span text:style-name="T7">sidux</text:span><text:span text:style-name="T2">-Kernel und -Applikationen (z. B.</text:span><text:span text:style-name="T2"><text:line-break/></text:span><text:span text:style-name="T2"><text:tab/></text:span><text:span text:style-name="T2">Netzwerkonfigurationstool Ceni und </text:span><text:span text:style-name="T7">sidux</text:span><text:span text:style-name="T2">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8">sidux</text:span><text:span text:style-name="T2"> bietet durch hochaktuelle Kernel bestmögliche</text:span><text:span text:style-name="T2"><text:line-break/></text:span><text:span text:style-name="T2"><text:tab/></text:span><text:span text:style-name="T2">Hardwareunterstützung 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8">sidux</text:span><text:span text:style-name="T2"> wird von einer aktiven Community und dem </text:span><text:span text:style-name="T9">sidux e.V.</text:span><text:span text:style-name="T2">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6" draw:layer="layout" svg:width="19cm" svg:height="1.572cm" svg:x="7.5cm" svg:y="0.3cm">
          <draw:text-box>
            <text:p text:style-name="P5"><text:span text:style-name="T5">CD/DVD-Releases von </text:span><text:span text:style-name="T1">sidux</text:span><text:span text:style-name="T5">:</text:span></text:p>
          </draw:text-box>
        </draw:frame>
        <draw:frame draw:style-name="gr6" draw:text-style-name="P9" draw:layer="layout" svg:width="25.22cm" svg:height="16cm" svg:x="0.7cm" svg:y="2.5cm">
          <draw:text-box>
            <text:list text:style-name="L1">
              <text:list-item>
                <text:list>
                  <text:list-item>
                    <text:p text:style-name="P9"><text:span text:style-name="T2">werden 4 mal pro Jahr veröffentlicht</text:span></text:p>
                  </text:list-item>
                </text:list>
                <text:p text:style-name="P9"><text:span text:style-name="T2"/></text:p>
                <text:list>
                  <text:list-item>
                    <text:p text:style-name="P9"><text:span text:style-name="T10">die</text:span><text:span text:style-name="T11"> </text:span><text:span text:style-name="T8">sidux</text:span> live CD/DVD-Systeme laufen ohne jegliche Beeinflussung des primär installierten Systems<text:line-break/>→ <text:span text:style-name="T12">perfekt für den 1. Kontakt mit </text:span><text:span text:style-name="T13">sidux</text:span><text:span text:style-name="T12">/Linux</text:span></text:p>
                  </text:list-item>
                </text:list>
                <text:p text:style-name="P9"/>
                <text:list>
                  <text:list-item>
                    <text:p text:style-name="P9">sind in 2-10 Minuten sehr einfach lokal auf Festplatten oder (ausreichend große) USB-Sticks installierbar</text:p>
                  </text:list-item>
                </text:list>
                <text:p text:style-name="P9"/>
                <text:list>
                  <text:list-item>
                    <text:p text:style-name="P9">lassen sich auch in virtuellen Systemen (z.B. Virtualbox, etc.) ebenso einfach betreiben und installieren <text:line-break/>→ <text:span text:style-name="T12">optimal für längere Tests mit </text:span><text:span text:style-name="T13">sidux</text:span><text:span text:style-name="T12">/Linux</text:span></text:p>
                  </text:list-item>
                </text:list>
                <text:p text:style-name="P9"><text:span text:style-name="T12"/></text:p>
                <text:list>
                  <text:list-item>
                    <text:p text:style-name="P9">unterstützen eine Installation mit einem grafisches Tool, das von den Voreinstellungen über die Festplattenpartitionierung, Installation und diverse Benutzereinstellung auch <text:span text:style-name="T8">sidux</text:span>/Linux-Neulinge einfach durch die Installation führt<text:line-break/><text:span text:style-name="T14">→ </text:span><text:span text:style-name="T12">super für den Dauerbetrieb mit Rolling-Release-Aktualität</text:span></text:p>
                  </text:list-item>
                </text:list>
              </text:list-item>
            </text:list>
            <text:p text:style-name="P9"/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6" draw:layer="layout" svg:width="20.5cm" svg:height="2.838cm" svg:x="6cm" svg:y="0.3cm">
          <draw:text-box>
            <text:p text:style-name="P10"><text:span text:style-name="T1">sidux</text:span><text:span text:style-name="T5"> Varianten und Installationen:</text:span></text:p>
            <text:p text:style-name="P3"><text:span text:style-name="T15"/></text:p>
          </draw:text-box>
        </draw:frame>
        <draw:frame draw:style-name="gr7" draw:text-style-name="P7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6" draw:layer="layout" svg:width="20.5cm" svg:height="1.517cm" svg:x="6cm" svg:y="0.3cm">
          <draw:text-box>
            <text:p text:style-name="P5"><text:span text:style-name="T5">Hardware-Anforderungen:</text:span></text:p>
          </draw:text-box>
        </draw:frame>
        <draw:frame draw:style-name="gr8" draw:text-style-name="P7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</text:span><text:span text:style-name="T2"><text:line-break/></text:span><text:span text:style-name="T2"><text:tab/></text:span><text:span text:style-name="T2">(quasi alle 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</text:span><text:span text:style-name="T2"><text:line-break/></text:span><text:span text:style-name="T2"><text:tab/></text:span><text:span text:style-name="T2">d.h. neuere INTEL/AMD-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</text:span><text:span text:style-name="T2"><text:line-break/></text:span><text:span text:style-name="T2"><text:tab/></text:span><text:span text:style-name="T2">optimal ab 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</text:span><text:span text:style-name="T2"><text:line-break/></text:span><text:span text:style-name="T2"><text:tab/></text:span><text:span text:style-name="T2">(wenn USB-Boot für den Rechner 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6" draw:layer="layout" svg:width="20.5cm" svg:height="1.572cm" svg:x="6cm" svg:y="0.3cm">
          <draw:text-box>
            <text:p text:style-name="P5"><text:span text:style-name="T5">Hilfe bei </text:span><text:span text:style-name="T1">sidux</text:span><text:span text:style-name="T5">:</text:span></text:p>
          </draw:text-box>
        </draw:frame>
        <draw:frame draw:style-name="gr9" draw:text-style-name="P7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</text:span><text:span text:style-name="T8">sidux</text:span><text:span text:style-name="T2">-Handbuch (aktuell bereits in 16 Sprachen!) unter</text:span><text:span text:style-name="T2"><text:line-break/></text:span><text:span text:style-name="T2"><text:tab/></text:span><text:span text:style-name="T16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</text:span><text:span text:style-name="T17"> </text:span><text:span text:style-name="T16">irc.oftc.net</text:span><text:span text:style-name="T2"> im Channel </text:span><text:span text:style-name="T16">#sidux</text:span><text:span text:style-name="T2">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</text:span><text:span text:style-name="T16">http://sidux.com</text:span><text:span text:style-name="T2">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</text:span><text:span text:style-name="T8">sidux</text:span><text:span text:style-name="T2"> Webseite unter </text:span><text:span text:style-name="T16">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6" draw:layer="layout" svg:width="20.5cm" svg:height="1.572cm" svg:x="6cm" svg:y="0.3cm">
          <draw:text-box>
            <text:p text:style-name="P5"><text:span text:style-name="T5">Aktivitäten der </text:span><text:span text:style-name="T18">sidux</text:span><text:span text:style-name="T5">-community</text:span></text:p>
          </draw:text-box>
        </draw:frame>
        <draw:frame draw:style-name="gr10" draw:text-style-name="P7" draw:layer="layout" svg:width="25.22cm" svg:height="16cm" svg:x="1.4cm" svg:y="2.5cm">
          <draw:text-box>
            <text:p text:style-name="P3"><text:span text:style-name="T2"/></text:p>
            <text:list text:style-name="L3">
              <text:list-item>
                <text:p text:style-name="P11"><text:span text:style-name="T2">regelmäßige Anwendertreffen und/oder Stammtische, bei denen man Gleichgesinnte in geselliger Atmosphäre treffen und kennenlernen kann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11"><text:span text:style-name="T2">z.B. in München:</text:span><text:span text:style-name="T2"><text:line-break/></text:span><text:span text:style-name="T2">jeden zweiten Samstag im Monat </text:span><text:span text:style-name="T9">Anwendertreffen</text:span></text:p>
              </text:list-item>
            </text:list>
            <text:p text:style-name="P3"><text:span text:style-name="T2"/></text:p>
            <text:list text:style-name="L4">
              <text:list-item>
                <text:p text:style-name="P12"><text:span text:style-name="T2">z.B. in Aachen, Darmstadt und Hamburg: </text:span><text:span text:style-name="T2"><text:line-break/></text:span><text:span text:style-name="T9">Treffen</text:span><text:span text:style-name="T2"> und </text:span><text:span text:style-name="T9">Wochenend-Workshops</text:span></text:p>
                <text:p text:style-name="P3"><text:span text:style-name="T2"/></text:p>
              </text:list-item>
              <text:list-item text:style-override="L5">
                <text:p text:style-name="P13"><text:span text:style-name="T2">demnächst auch bei Ihnen?</text:span></text:p>
              </text:list-item>
            </text:list>
            <text:p/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16">http://sidux-ev.de</text:span><text:span text:style-name="T2">, im Chat </text:span><text:span text:style-name="T16">irc.oftc.net</text:span><text:span text:style-name="T2"> im Channel </text:span><text:span text:style-name="T16">#sidux-ev</text:span><text:span text:style-name="T2"> oder direkt hier am Stand.</text:span></text:p>
            <text:p text:style-name="P3"><text:span text:style-name="T2"/></text:p>
            <text:p text:style-name="P3"><text:span text:style-name="T2">Der </text:span><text:span text:style-name="T9">sidux e.V.</text:span><text:span text:style-name="T2">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1" draw:text-style-name="P16" draw:layer="layout" svg:width="25.22cm" svg:height="16cm" svg:x="1.4cm" svg:y="2.5cm">
          <draw:text-box>
            <text:p text:style-name="P14"><text:span text:style-name="T2">Der </text:span><text:span text:style-name="T9">sidux e.V.</text:span><text:span text:style-name="T2"> ist mit seinem Messestand unter anderem vertreten bei:</text:span></text:p>
            <text:p text:style-name="P15"><text:span text:style-name="T2"/></text:p>
            <text:p text:style-name="P14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15"><text:span text:style-name="T2"/></text:p>
            <text:p text:style-name="P14"><text:span text:style-name="T2">Den </text:span><text:span text:style-name="T9">sidux e.V.</text:span><text:span text:style-name="T2"> erreichen Sie unter:</text:span></text:p>
            <text:p text:style-name="P14"><text:span text:style-name="T2"/></text:p>
            <text:p text:style-name="P14"><text:span text:style-name="T2">Homepage:</text:span><text:span text:style-name="T16"> http://sidux-ev.de</text:span></text:p>
            <text:p text:style-name="P14"><text:span text:style-name="T2"/></text:p>
            <text:p text:style-name="P14"><text:span text:style-name="T2">Wiki: </text:span><text:span text:style-name="T16">http://wiki.sidux-ev.de</text:span></text:p>
          </draw:text-box>
        </draw:frame>
        <draw:frame draw:style-name="gr1" draw:text-style-name="P18" draw:layer="layout" svg:width="20.5cm" svg:height="1.517cm" svg:x="6cm" svg:y="0.301cm">
          <draw:text-box>
            <text:p text:style-name="P17"><text:span text:style-name="T19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2" draw:text-style-name="P16" draw:layer="layout" svg:width="25.22cm" svg:height="16cm" svg:x="1.4cm" svg:y="2.5cm">
          <draw:text-box>
            <text:p text:style-name="P15"><text:span text:style-name="T2">Viel Spaß mit </text:span><text:span text:style-name="T8">sidux</text:span><text:span text:style-name="T2"> und eine interessante Zeit beim SIGINT 2010 in Köln wünschen Ihnen:</text:span></text:p>
            <text:p text:style-name="P15"><text:span text:style-name="T2"/></text:p>
            <text:p text:style-name="P14"><text:span text:style-name="T2"/></text:p>
            <text:p text:style-name="P15"><text:span text:style-name="T9">Aomori</text:span><text:span text:style-name="T9"><text:tab/></text:span><text:span text:style-name="T9"><text:tab/></text:span><text:span text:style-name="T9">evnu</text:span></text:p>
            <text:p text:style-name="P15"><text:span text:style-name="T9"/></text:p>
            <text:p text:style-name="P15"><text:span text:style-name="T9">Loewenherz</text:span><text:span text:style-name="T9"><text:tab/></text:span><text:span text:style-name="T9"><text:tab/></text:span><text:span text:style-name="T9">motti</text:span></text:p>
            <text:p text:style-name="P15"><text:span text:style-name="T9"/></text:p>
            <text:p text:style-name="P15"><text:span text:style-name="T9">Roen</text:span><text:span text:style-name="T9"><text:tab/></text:span><text:span text:style-name="T9"><text:tab/></text:span><text:span text:style-name="T9">vedawalter</text:span></text:p>
            <text:p text:style-name="P14"><text:span text:style-name="T9"><text:s text:c="2"/></text:span></text:p>
            <text:p text:style-name="P14"><text:span text:style-name="T9"/></text:p>
            <text:p text:style-name="P15"><text:span text:style-name="T2">Ihr </text:span><text:span text:style-name="T8">sidux</text:span><text:span text:style-name="T2"> Team Köln</text:span></text:p>
          </draw:text-box>
        </draw:frame>
        <draw:frame draw:style-name="gr1" draw:text-style-name="P6" draw:layer="layout" svg:width="20.5cm" svg:height="1.517cm" svg:x="6cm" svg:y="0.302cm">
          <draw:text-box>
            <text:p text:style-name="P5"><text:span text:style-name="T5">SIGINT 2010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808080" fo:font-family="Arial" style:font-style-name="Standard" style:font-family-generic="swiss" fo:font-size="11pt" fo:font-weight="bold" style:font-family-asian="Arial" style:font-style-name-asian="Standard" style:font-family-generic-asian="swiss" style:font-size-asian="11pt" style:font-weight-asian="bold" style:font-family-complex="Arial" style:font-style-name-complex="Standard" style:font-family-generic-complex="swiss" style:font-size-complex="11pt" style:font-weight-complex="bold"/>
    </style:style>
    <style:style style:name="MT6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2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</text:span><text:span text:style-name="MT5">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6">Folie </text:span><text:span text:style-name="MT6"><text:page-number>&lt;number&gt;</text:page-number></text:span><text:span text:style-name="MT6"> von </text:span><text:span text:style-name="MT6"><text:page-count> 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alter Güldenberg</meta:initial-creator>
    <meta:creation-date>2010-03-23T10:25:51.05</meta:creation-date>
    <dc:date>2010-04-07T11:17:35</dc:date>
    <meta:editing-duration>PT04H20M41S</meta:editing-duration>
    <meta:editing-cycles>43</meta:editing-cycles>
    <meta:generator>OpenOffice.org/3.1$Linux OpenOffice.org_project/310m19$Build-9420</meta:generator>
    <meta:document-statistic meta:object-count="64"/>
  </office:meta>
</office:document-meta>
</file>